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Medium" style:font-family-generic="swiss" style:font-pitch="variable"/>
    <style:font-face style:name="Tahoma1" svg:font-family="Tahoma" style:font-family-generic="swiss" style:font-pitch="variable"/>
    <style:font-face style:name="Bitstream Vera Sans2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0.997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1.001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1.039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1.471cm"/>
    </style:style>
    <style:style style:name="gr7" style:family="graphic" style:parent-style-name="standard">
      <style:graphic-properties draw:stroke="dash" draw:stroke-dash="Ultrafine_20_2_20_Dots_20_3_20_Dashes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1.153cm"/>
    </style:style>
    <style:style style:name="gr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0.95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1.052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1.132cm"/>
    </style:style>
    <style:style style:name="gr1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0.531cm"/>
    </style:style>
    <style:style style:name="gr1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847cm" fo:min-width="6.784cm"/>
    </style:style>
    <style:style style:name="gr1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1.014cm"/>
    </style:style>
    <style:style style:name="gr1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0.866cm"/>
    </style:style>
    <style:style style:name="gr1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0.861cm"/>
    </style:style>
    <style:style style:name="gr1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0.959cm"/>
    </style:style>
    <style:style style:name="gr1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2cm" fo:min-width="0.883cm"/>
    </style:style>
    <style:style style:name="gr1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569cm" fo:min-width="1.21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name="FreeSans" fo:font-size="12pt" fo:font-weight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style:font-name="FreeSans" fo:font-size="10pt"/>
    </style:style>
    <style:style style:name="P5" style:family="paragraph">
      <style:paragraph-properties fo:text-align="center"/>
      <style:text-properties style:font-name="FreeSans"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style:font-name="FreeSans" fo:font-size="1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style:font-name="FreeSans" fo:font-size="10pt" fo:font-weight="bold"/>
    </style:style>
    <style:style style:name="P10" style:family="paragraph">
      <style:paragraph-properties fo:margin-left="0cm" fo:margin-right="0cm" fo:text-indent="0cm"/>
      <style:text-properties style:font-name="FreeSans" fo:font-size="10pt" fo:font-style="italic"/>
    </style:style>
    <style:style style:name="P11" style:family="paragraph">
      <style:paragraph-properties fo:margin-left="0cm" fo:margin-right="0cm" fo:text-indent="0cm"/>
      <style:text-properties style:font-name="FreeSans" fo:font-size="14pt" fo:font-weight="bold"/>
    </style:style>
    <style:style style:name="P12" style:family="paragraph">
      <style:paragraph-properties fo:margin-left="0cm" fo:margin-right="0cm" fo:text-indent="0cm"/>
      <style:text-properties style:font-name="FreeSans" fo:font-size="10pt" fo:font-weight="normal"/>
    </style:style>
    <style:style style:name="P13" style:family="paragraph">
      <style:paragraph-properties fo:margin-left="0cm" fo:margin-right="0cm" fo:text-align="center" fo:text-indent="0cm"/>
      <style:text-properties style:font-name="FreeSans" fo:font-size="8pt" fo:font-weight="bold"/>
    </style:style>
    <style:style style:name="P14" style:family="paragraph">
      <style:paragraph-properties fo:margin-left="0cm" fo:margin-right="0cm" fo:text-align="start" fo:text-indent="0cm"/>
      <style:text-properties style:font-name="FreeSans" fo:font-size="10pt" fo:font-style="normal"/>
    </style:style>
    <style:style style:name="T1" style:family="text">
      <style:text-properties style:font-name="FreeSans" fo:font-size="12pt" fo:font-weight="bold"/>
    </style:style>
    <style:style style:name="T2" style:family="text">
      <style:text-properties style:font-name="FreeSans" fo:font-size="10pt" fo:font-weight="bold"/>
    </style:style>
    <style:style style:name="T3" style:family="text">
      <style:text-properties style:font-name="FreeSans" fo:font-size="10pt"/>
    </style:style>
    <style:style style:name="T4" style:family="text">
      <style:text-properties style:font-name="FreeSans" fo:font-size="10pt" fo:font-style="italic"/>
    </style:style>
    <style:style style:name="T5" style:family="text">
      <style:text-properties style:font-name="FreeSans" fo:font-size="14pt" fo:font-weight="bold"/>
    </style:style>
    <style:style style:name="T6" style:family="text">
      <style:text-properties style:font-name="FreeSans" fo:font-size="10pt" fo:font-weight="normal"/>
    </style:style>
    <style:style style:name="T7" style:family="text">
      <style:text-properties style:font-name="FreeSans" fo:font-size="8pt" fo:font-weight="bold"/>
    </style:style>
    <style:style style:name="T8" style:family="text">
      <style:text-properties style:font-name="FreeSans1" fo:font-size="8pt" fo:font-weight="bold" style:font-name-asian="FreeSans1" style:font-name-complex="FreeSans1"/>
    </style:style>
    <style:style style:name="T9" style:family="text">
      <style:text-properties style:font-name="FreeSans" fo:font-size="10pt"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xml:id="id1" draw:id="id1" draw:layer="layout" svg:width="4.497cm" svg:height="1cm" svg:x="12.503cm" svg:y="6.5cm">
          <text:p text:style-name="P1"><text:span text:style-name="T1">class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5cm" svg:height="2.5cm" svg:x="12.503cm" svg:y="7.5cm">
          <text:p text:style-name="P3"><text:span text:style-name="T2">xid </text:span><text:span text:style-name="T3">: integer</text:span></text:p>
          <text:p text:style-name="P3"><text:span text:style-name="T3">ordre : integer</text:span></text:p>
          <text:p text:style-name="P3"><text:span text:style-name="T3">niveau : integer</text:span></text:p>
          <text:p text:style-name="P3"><text:span text:style-name="T3">nom : varchar(255)</text:span></text:p>
          <text:p text:style-name="P3"><text:span text:style-name="T3">synonymes : varchar(255)</text:span></text:p>
          <text:p text:style-name="P3"><text:span text:style-name="T3">commentaire : text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curve" draw:line-skew="0.474cm -0.648cm" svg:x1="17cm" svg:y1="7cm" svg:x2="14.751cm" svg:y2="6.5cm" draw:start-shape="id1" draw:start-glue-point="1" draw:end-shape="id1" draw:end-glue-point="0" svg:d="M17000 7000c1497 0 1247-837 311-1402s-2560-857-2560 902" svg:viewBox="0 0 3318 1839">
          <text:p/>
        </draw:connector>
        <draw:frame draw:style-name="gr3" draw:text-style-name="P7" draw:layer="layout" svg:width="1.497cm" svg:height="0.641cm" svg:x="17.003cm" svg:y="7cm">
          <draw:text-box>
            <text:p text:style-name="P6"><text:span text:style-name="T3">parent</text:span></text:p>
          </draw:text-box>
        </draw:frame>
        <draw:custom-shape draw:style-name="gr1" draw:text-style-name="P2" xml:id="id2" draw:id="id2" draw:layer="layout" svg:width="3.5cm" svg:height="1cm" svg:x="6.5cm" svg:y="11cm">
          <text:p text:style-name="P1"><text:span text:style-name="T1">plan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0" draw:id="id10" draw:layer="layout" svg:width="3.5cm" svg:height="1.5cm" svg:x="6.5cm" svg:y="12cm">
          <text:p text:style-name="P3"><text:span text:style-name="T2">xid </text:span><text:span text:style-name="T3">: integer</text:span></text:p>
          <text:p text:style-name="P3"><text:span text:style-name="T3">ordre : integer</text:span></text:p>
          <text:p text:style-name="P3"><text:span text:style-name="T3">commentaire : text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8.25cm" svg:y1="11cm" svg:x2="12.503cm" svg:y2="7cm" draw:start-shape="id2" draw:start-glue-point="0" draw:end-shape="id1" draw:end-glue-point="3" svg:d="M8250 11000c0-2667 1417-4000 4253-4000" svg:viewBox="0 0 4254 4001">
          <text:p/>
        </draw:connector>
        <draw:frame draw:style-name="gr4" draw:text-style-name="P7" draw:layer="layout" svg:width="1.501cm" svg:height="0.641cm" svg:x="6.999cm" svg:y="10.398cm">
          <draw:text-box>
            <text:p text:style-name="P6"><text:span text:style-name="T3">classe</text:span></text:p>
          </draw:text-box>
        </draw:frame>
        <draw:custom-shape draw:style-name="gr1" draw:text-style-name="P2" xml:id="id4" draw:id="id4" draw:layer="layout" svg:width="4cm" svg:height="1cm" svg:x="2.5cm" svg:y="7.5cm">
          <text:p text:style-name="P1"><text:span text:style-name="T1">plante_etiquet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4cm" svg:height="1cm" svg:x="2.5cm" svg:y="8.5cm">
          <text:p text:style-name="P3"><text:span text:style-name="T3">valeur : varchar(1024)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4.5cm" svg:y1="9.5cm" svg:x2="6.5cm" svg:y2="11.5cm" draw:start-shape="id3" draw:start-glue-point="2" draw:end-shape="id2" draw:end-glue-point="3" svg:d="M4500 9500c0 1334 666 2000 2000 2000" svg:viewBox="0 0 2001 2001">
          <text:p/>
        </draw:connector>
        <draw:frame draw:style-name="gr5" draw:text-style-name="P9" draw:layer="layout" svg:width="1.552cm" svg:height="0.641cm" svg:x="3.045cm" svg:y="9.398cm">
          <draw:text-box>
            <text:p text:style-name="P6"><text:span text:style-name="T2">plante</text:span></text:p>
          </draw:text-box>
        </draw:frame>
        <draw:custom-shape draw:style-name="gr1" draw:text-style-name="P2" xml:id="id8" draw:id="id8" draw:layer="layout" svg:width="4cm" svg:height="1cm" svg:x="2.5cm" svg:y="3cm">
          <text:p text:style-name="P1"><text:span text:style-name="T1">etiquet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4cm" svg:height="2cm" svg:x="2.5cm" svg:y="4cm">
          <text:p text:style-name="P3"><text:span text:style-name="T2">xid</text:span><text:span text:style-name="T3"> : integer</text:span></text:p>
          <text:p text:style-name="P3"><text:span text:style-name="T3">type : integer</text:span></text:p>
          <text:p text:style-name="P3"><text:span text:style-name="T3">nom : varchar(128)</text:span></text:p>
          <text:p text:style-name="P3"><text:span text:style-name="T3">entete : varchar(8)</text:span></text:p>
          <text:p text:style-name="P3"><text:span text:style-name="T3">ordre : integer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4.5cm" svg:y1="7.5cm" svg:x2="4.5cm" svg:y2="6cm" draw:start-shape="id4" draw:start-glue-point="0" draw:end-shape="id5" draw:end-glue-point="2" svg:d="M4500 7500v-1500" svg:viewBox="0 0 1 1501">
          <text:p/>
        </draw:connector>
        <draw:frame draw:style-name="gr6" draw:text-style-name="P9" draw:layer="layout" svg:width="2.001cm" svg:height="0.641cm" svg:x="2.529cm" svg:y="6.898cm">
          <draw:text-box>
            <text:p text:style-name="P6"><text:span text:style-name="T2">etiquette</text:span></text:p>
          </draw:text-box>
        </draw:frame>
        <draw:custom-shape draw:style-name="gr1" draw:text-style-name="P2" xml:id="id7" draw:id="id7" draw:layer="layout" svg:width="4cm" svg:height="1cm" svg:x="7.5cm" svg:y="4.5cm">
          <text:p text:style-name="P1"><text:span text:style-name="T1">valeur_etiquet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6" draw:id="id6" draw:layer="layout" svg:width="4cm" svg:height="1cm" svg:x="7.5cm" svg:y="5.5cm">
          <text:p text:style-name="P3"><text:span text:style-name="T2">valeur2</text:span><text:span text:style-name="T3"> : integer</text:span></text:p>
          <text:p text:style-name="P3"><text:span text:style-name="T3">texte : varchar(128)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curve" svg:x1="6.5cm" svg:y1="8cm" svg:x2="9.5cm" svg:y2="6.5cm" draw:start-shape="id4" draw:start-glue-point="1" draw:end-shape="id6" draw:end-glue-point="2" svg:d="M6500 8000c2000 0 3000-500 3000-1500" svg:viewBox="0 0 3001 1501">
          <text:p/>
        </draw:connector>
        <draw:connector draw:style-name="gr2" draw:text-style-name="P8" draw:layer="layout" draw:type="curve" svg:x1="9.5cm" svg:y1="4.5cm" svg:x2="6.5cm" svg:y2="3.5cm" draw:start-shape="id7" draw:start-glue-point="0" draw:end-shape="id8" draw:end-glue-point="1" svg:d="M9500 4500c0-667-1000-1000-3000-1000" svg:viewBox="0 0 3001 1001">
          <text:p/>
        </draw:connector>
        <draw:frame draw:style-name="gr6" draw:text-style-name="P9" draw:layer="layout" svg:width="2.001cm" svg:height="0.641cm" svg:x="9.5cm" svg:y="3.898cm">
          <draw:text-box>
            <text:p text:style-name="P6"><text:span text:style-name="T2">etiquette</text:span></text:p>
          </draw:text-box>
        </draw:frame>
        <draw:frame draw:style-name="gr8" draw:text-style-name="P10" draw:layer="layout" svg:width="1.653cm" svg:height="0.641cm" svg:x="6.5cm" svg:y="8cm">
          <draw:text-box>
            <text:p text:style-name="P6"><text:span text:style-name="T4">valeur2</text:span></text:p>
          </draw:text-box>
        </draw:frame>
        <draw:custom-shape draw:style-name="gr1" draw:text-style-name="P2" xml:id="id9" draw:id="id9" draw:layer="layout" svg:width="3.5cm" svg:height="1cm" svg:x="4cm" svg:y="16.5cm">
          <text:p text:style-name="P1"><text:span text:style-name="T1">grplex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1" draw:id="id11" draw:layer="layout" svg:width="3.5cm" svg:height="1.5cm" svg:x="4cm" svg:y="17.5cm">
          <text:p text:style-name="P3"><text:span text:style-name="T2">xid </text:span><text:span text:style-name="T3">: integer</text:span></text:p>
          <text:p text:style-name="P3"><text:span text:style-name="T3">correct : integer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5.75cm" svg:y1="16.5cm" svg:x2="8.25cm" svg:y2="13.5cm" draw:start-shape="id9" draw:start-glue-point="0" draw:end-shape="id10" svg:d="M5750 16500c0-2250 2500-750 2500-3000" svg:viewBox="0 0 2501 3001">
          <text:p/>
        </draw:connector>
        <draw:frame draw:style-name="gr9" draw:text-style-name="P7" draw:layer="layout" svg:width="1.455cm" svg:height="0.641cm" svg:x="4.5cm" svg:y="15.898cm">
          <draw:text-box>
            <text:p text:style-name="P6"><text:span text:style-name="T3">plante</text:span></text:p>
          </draw:text-box>
        </draw:frame>
        <draw:custom-shape draw:style-name="gr1" draw:text-style-name="P2" xml:id="id12" draw:id="id12" draw:layer="layout" svg:width="3.5cm" svg:height="1cm" svg:x="10cm" svg:y="20cm">
          <text:p text:style-name="P1"><text:span text:style-name="T1">langu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5cm" svg:height="1.5cm" svg:x="10cm" svg:y="21cm">
          <text:p text:style-name="P3"><text:span text:style-name="T2">xid </text:span><text:span text:style-name="T3">: integer</text:span></text:p>
          <text:p text:style-name="P3"><text:span text:style-name="T3">ordre : integer</text:span></text:p>
          <text:p text:style-name="P3"><text:span text:style-name="T3">nom : varchar(2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8" draw:layer="layout" draw:type="curve" svg:x1="7.5cm" svg:y1="18.25cm" svg:x2="11.75cm" svg:y2="20cm" draw:start-shape="id11" draw:start-glue-point="1" draw:end-shape="id12" draw:end-glue-point="0" svg:d="M7500 18250c2834 0 4250 583 4250 1750" svg:viewBox="0 0 4251 1751">
          <text:p/>
        </draw:connector>
        <draw:frame draw:style-name="gr10" draw:text-style-name="P7" draw:layer="layout" svg:width="1.552cm" svg:height="0.641cm" svg:x="7.448cm" svg:y="18.398cm">
          <draw:text-box>
            <text:p text:style-name="P6"><text:span text:style-name="T3">langue</text:span></text:p>
          </draw:text-box>
        </draw:frame>
        <draw:custom-shape draw:style-name="gr1" draw:text-style-name="P2" xml:id="id14" draw:id="id14" draw:layer="layout" svg:width="3.5cm" svg:height="1cm" svg:x="2.847cm" svg:y="21cm">
          <text:p text:style-name="P1"><text:span text:style-name="T1">verna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3" draw:id="id13" draw:layer="layout" svg:width="3.5cm" svg:height="1.5cm" svg:x="2.847cm" svg:y="22cm">
          <text:p text:style-name="P3"><text:span text:style-name="T2">xid </text:span><text:span text:style-name="T3">: integer</text:span></text:p>
          <text:p text:style-name="P3"><text:span text:style-name="T3">nom : varchar(255)</text:span></text:p>
          <text:p text:style-name="P3"><text:span text:style-name="T3">commentaire : text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draw:line-skew="-0.25cm" svg:x1="2.847cm" svg:y1="22.75cm" svg:x2="2.847cm" svg:y2="21.5cm" draw:start-shape="id13" draw:start-glue-point="3" draw:end-shape="id14" draw:end-glue-point="3" svg:d="M2847 22750c-1162 0-1162-1250 0-1250" svg:viewBox="0 0 872 1251">
          <text:p/>
        </draw:connector>
        <draw:frame draw:style-name="gr3" draw:text-style-name="P7" draw:layer="layout" svg:width="1.497cm" svg:height="0.641cm" svg:x="1.347cm" svg:y="22.5cm">
          <draw:text-box>
            <text:p text:style-name="P6"><text:span text:style-name="T3">parent</text:span></text:p>
          </draw:text-box>
        </draw:frame>
        <draw:connector draw:style-name="gr2" draw:text-style-name="P8" draw:layer="layout" draw:type="curve" svg:x1="6.347cm" svg:y1="21.5cm" svg:x2="5.75cm" svg:y2="19cm" draw:start-shape="id14" draw:start-glue-point="1" draw:end-shape="id11" draw:end-glue-point="2" svg:d="M6347 21500c787 0 656-750 310-1000s-907 0-907-1500" svg:viewBox="0 0 1181 2501">
          <text:p/>
        </draw:connector>
        <draw:frame draw:style-name="gr8" draw:text-style-name="P7" draw:layer="layout" svg:width="1.653cm" svg:height="0.641cm" svg:x="6.347cm" svg:y="21.398cm">
          <draw:text-box>
            <text:p text:style-name="P6"><text:span text:style-name="T3">grplex2</text:span></text:p>
          </draw:text-box>
        </draw:frame>
        <draw:custom-shape draw:style-name="gr1" draw:text-style-name="P2" xml:id="id15" draw:id="id15" draw:layer="layout" svg:width="3.5cm" svg:height="1cm" svg:x="13.455cm" svg:y="11cm">
          <text:p text:style-name="P1"><text:span text:style-name="T1">tax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3" draw:id="id23" draw:layer="layout" svg:width="3.5cm" svg:height="1.5cm" svg:x="13.455cm" svg:y="12cm">
          <text:p text:style-name="P3"><text:span text:style-name="T2">xid </text:span><text:span text:style-name="T3">: integer</text:span></text:p>
          <text:p text:style-name="P3"><text:span text:style-name="T3">synsan : integer</text:span></text:p>
          <text:p text:style-name="P3"><text:span text:style-name="T3">nom : varchar(512)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13.455cm" svg:y1="11.5cm" svg:x2="10cm" svg:y2="11.5cm" draw:start-shape="id15" draw:start-glue-point="3" draw:end-shape="id2" svg:d="M13455 11500h-3455" svg:viewBox="0 0 3456 1">
          <text:p/>
        </draw:connector>
        <draw:frame draw:style-name="gr9" draw:text-style-name="P7" draw:layer="layout" svg:width="1.455cm" svg:height="0.641cm" svg:x="12cm" svg:y="10.898cm">
          <draw:text-box>
            <text:p text:style-name="P6"><text:span text:style-name="T3">plante</text:span></text:p>
          </draw:text-box>
        </draw:frame>
        <draw:custom-shape draw:style-name="gr1" draw:text-style-name="P2" xml:id="id16" draw:id="id16" draw:layer="layout" svg:width="3.5cm" svg:height="1cm" svg:x="1cm" svg:y="14.102cm">
          <text:p text:style-name="P1"><text:span text:style-name="T1">plante_verna2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2.75cm" svg:y1="14.102cm" svg:x2="6.5cm" svg:y2="12.75cm" draw:start-shape="id16" draw:start-glue-point="0" draw:end-shape="id10" draw:end-glue-point="3" svg:d="M2750 14102c0-902 1250-1352 3750-1352" svg:viewBox="0 0 3751 1353">
          <text:p/>
        </draw:connector>
        <draw:connector draw:style-name="gr2" draw:text-style-name="P8" draw:layer="layout" draw:type="curve" draw:line-skew="1.449cm" svg:x1="2.75cm" svg:y1="15.102cm" svg:x2="4.597cm" svg:y2="21cm" draw:start-shape="id16" draw:start-glue-point="2" draw:end-shape="id14" draw:end-glue-point="0" svg:d="M2750 15102c0 6597 1847 3648 1847 5898" svg:viewBox="0 0 1848 5899">
          <text:p/>
        </draw:connector>
        <draw:frame draw:style-name="gr5" draw:text-style-name="P9" draw:layer="layout" svg:width="1.552cm" svg:height="0.641cm" svg:x="1.5cm" svg:y="13.5cm">
          <draw:text-box>
            <text:p text:style-name="P6"><text:span text:style-name="T2">plante</text:span></text:p>
          </draw:text-box>
        </draw:frame>
        <draw:frame draw:style-name="gr11" draw:text-style-name="P9" draw:layer="layout" svg:width="1.645cm" svg:height="0.641cm" svg:x="1.368cm" svg:y="15.102cm">
          <draw:text-box>
            <text:p text:style-name="P6"><text:span text:style-name="T2">verna2</text:span></text:p>
          </draw:text-box>
        </draw:frame>
        <draw:custom-shape draw:style-name="gr1" draw:text-style-name="P2" xml:id="id17" draw:id="id17" draw:layer="layout" svg:width="3.5cm" svg:height="1cm" svg:x="3cm" svg:y="25.5cm">
          <text:p text:style-name="P1"><text:span text:style-name="T1">bib_verna2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4.75cm" svg:y1="25.5cm" svg:x2="4.597cm" svg:y2="23.5cm" draw:start-shape="id17" draw:start-glue-point="0" draw:end-shape="id13" draw:end-glue-point="2" svg:d="M4750 25500c0-1500-153-500-153-2000" svg:viewBox="0 0 154 2001">
          <text:p/>
        </draw:connector>
        <draw:custom-shape draw:style-name="gr1" draw:text-style-name="P2" xml:id="id18" draw:id="id18" draw:layer="layout" svg:width="5cm" svg:height="1cm" svg:x="9cm" svg:y="23.5cm">
          <text:p text:style-name="P1"><text:span text:style-name="T1">bi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cm" svg:height="3cm" svg:x="9cm" svg:y="24.5cm">
          <text:p text:style-name="P3"><text:span text:style-name="T2">xid </text:span><text:span text:style-name="T3">: varchar(8)</text:span></text:p>
          <text:p text:style-name="P3"><text:span text:style-name="T3">titre : varchar(512)</text:span></text:p>
          <text:p text:style-name="P3"><text:span text:style-name="T3">auteur : varchar(128)</text:span></text:p>
          <text:p text:style-name="P3"><text:span text:style-name="T3">editeur : varchar(64)</text:span></text:p>
          <text:p text:style-name="P3"><text:span text:style-name="T3">date_parution : varchar(32)</text:span></text:p>
          <text:p text:style-name="P3"><text:span text:style-name="T3">isbn : varchar(32)</text:span></text:p>
          <text:p text:style-name="P3"><text:span text:style-name="T3">commentaire : varchar(2048)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645cm" svg:height="0.641cm" svg:x="4.5cm" svg:y="25cm">
          <draw:text-box>
            <text:p text:style-name="P6"><text:span text:style-name="T2">verna2</text:span></text:p>
          </draw:text-box>
        </draw:frame>
        <draw:connector draw:style-name="gr2" draw:text-style-name="P8" draw:layer="layout" draw:type="curve" svg:x1="6.5cm" svg:y1="26cm" svg:x2="9cm" svg:y2="24cm" draw:start-shape="id17" draw:start-glue-point="1" draw:end-shape="id18" svg:d="M6500 26000c1875 0 625-2000 2500-2000" svg:viewBox="0 0 2501 2001">
          <text:p/>
        </draw:connector>
        <draw:frame draw:style-name="gr12" draw:text-style-name="P9" draw:layer="layout" svg:width="1.04cm" svg:height="0.641cm" svg:x="6.469cm" svg:y="25.898cm">
          <draw:text-box>
            <text:p text:style-name="P6"><text:span text:style-name="T2">bib</text:span></text:p>
          </draw:text-box>
        </draw:frame>
        <draw:frame draw:style-name="gr13" draw:text-style-name="P11" draw:layer="layout" svg:width="7.546cm" svg:height="1.192cm" svg:x="11.5cm" svg:y="1.5cm">
          <draw:text-box>
            <text:p text:style-name="P6"><text:span text:style-name="T5">Modèle physique de données</text:span></text:p>
            <text:p text:style-name="P6"><text:span text:style-name="T2">plantkelt <text:s/>- <text:s/>v1.2</text:span></text:p>
          </draw:text-box>
        </draw:frame>
        <draw:custom-shape draw:style-name="gr1" draw:text-style-name="P2" xml:id="id24" draw:id="id24" draw:layer="layout" svg:width="4cm" svg:height="1cm" svg:x="15.5cm" svg:y="17cm">
          <text:p text:style-name="P1"><text:span text:style-name="T1">au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cm" svg:height="2cm" svg:x="15.5cm" svg:y="18cm">
          <text:p text:style-name="P3"><text:span text:style-name="T2">xid </text:span><text:span text:style-name="T3">: varchar(64)</text:span></text:p>
          <text:p text:style-name="P3"><text:span text:style-name="T3">nom : varchar(255)</text:span></text:p>
          <text:p text:style-name="P3"><text:span text:style-name="T3">source : varchar(255)</text:span></text:p>
          <text:p text:style-name="P3"><text:span text:style-name="T3">dates : varchar(64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4cm" svg:height="1cm" svg:x="15.5cm" svg:y="22cm">
          <text:p text:style-name="P1"><text:span text:style-name="T1">x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9" draw:id="id19" draw:layer="layout" svg:width="4cm" svg:height="2.5cm" svg:x="15.5cm" svg:y="23cm">
          <text:p text:style-name="P3"><text:span text:style-name="T2">login </text:span><text:span text:style-name="T3">: varchar(32)</text:span></text:p>
          <text:p text:style-name="P3"><text:span text:style-name="T3">md5 : varchar(32)</text:span></text:p>
          <text:p text:style-name="P3"><text:span text:style-name="T3">profile : integer</text:span></text:p>
          <text:p text:style-name="P3"><text:span text:style-name="T3">lang : integer</text:span></text:p>
          <text:p text:style-name="P3"><text:span text:style-name="T3">expire : timestamp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15.5cm" svg:y1="24.25cm" svg:x2="14cm" svg:y2="24cm" draw:start-shape="id19" draw:start-glue-point="3" draw:end-shape="id18" draw:end-glue-point="1" svg:d="M15500 24250c-1125 0-375-250-1500-250" svg:viewBox="0 0 1501 251">
          <text:p/>
        </draw:connector>
        <draw:frame draw:style-name="gr14" draw:text-style-name="P12" draw:layer="layout" svg:width="1.514cm" svg:height="0.641cm" svg:x="14cm" svg:y="24.398cm">
          <draw:text-box>
            <text:p text:style-name="P6"><text:span text:style-name="T6">lastbib</text:span></text:p>
          </draw:text-box>
        </draw:frame>
        <draw:custom-shape draw:style-name="gr1" draw:text-style-name="P2" xml:id="id22" draw:id="id22" draw:layer="layout" svg:width="4cm" svg:height="1cm" svg:x="10cm" svg:y="14.5cm">
          <text:p text:style-name="P1"><text:span text:style-name="T1">his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0" draw:id="id20" draw:layer="layout" svg:width="4cm" svg:height="2.5cm" svg:x="10cm" svg:y="15.5cm">
          <text:p text:style-name="P3"><text:span text:style-name="T2">xid </text:span><text:span text:style-name="T3">: serial</text:span></text:p>
          <text:p text:style-name="P3"><text:span text:style-name="T3">ts : timestamp</text:span></text:p>
          <text:p text:style-name="P3"><text:span text:style-name="T3">oper : integer</text:span></text:p>
          <text:p text:style-name="P3"><text:span text:style-name="T3">oldvalue : varchar(255)</text:span></text:p>
          <text:p text:style-name="P3"><text:span text:style-name="T3">newvalue : varchar(255)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14cm" svg:y1="16.75cm" svg:x2="15.5cm" svg:y2="22.5cm" draw:start-shape="id20" draw:start-glue-point="1" draw:end-shape="id21" draw:end-glue-point="3" svg:d="M14000 16750c1125 0 375 5750 1500 5750" svg:viewBox="0 0 1501 5751">
          <text:p/>
        </draw:connector>
        <draw:frame draw:style-name="gr15" draw:text-style-name="P7" draw:layer="layout" svg:width="1.366cm" svg:height="0.641cm" svg:x="14cm" svg:y="16.5cm">
          <draw:text-box>
            <text:p text:style-name="P6"><text:span text:style-name="T3">xuser</text:span></text:p>
          </draw:text-box>
        </draw:frame>
        <draw:connector draw:style-name="gr2" draw:text-style-name="P8" draw:layer="layout" draw:type="curve" svg:x1="12cm" svg:y1="14.5cm" svg:x2="10cm" svg:y2="12.75cm" draw:start-shape="id22" draw:start-glue-point="0" draw:end-shape="id10" draw:end-glue-point="1" svg:d="M12000 14500c0-1167-666-1750-2000-1750" svg:viewBox="0 0 2001 1751">
          <text:p/>
        </draw:connector>
        <draw:frame draw:style-name="gr9" draw:text-style-name="P7" draw:layer="layout" svg:width="1.455cm" svg:height="0.641cm" svg:x="12cm" svg:y="13.898cm">
          <draw:text-box>
            <text:p text:style-name="P6"><text:span text:style-name="T3">plante</text:span></text:p>
          </draw:text-box>
        </draw:frame>
        <draw:connector draw:style-name="gr7" draw:text-style-name="P8" draw:layer="layout" draw:type="curve" svg:x1="14cm" svg:y1="15cm" svg:x2="15.205cm" svg:y2="13.5cm" draw:start-shape="id22" draw:start-glue-point="1" draw:end-shape="id23" draw:end-glue-point="2" svg:d="M14000 15000c804 0 1205-500 1205-1500" svg:viewBox="0 0 1206 1501">
          <text:p/>
        </draw:connector>
        <draw:frame draw:style-name="gr16" draw:text-style-name="P10" draw:layer="layout" svg:width="1.361cm" svg:height="0.641cm" svg:x="14cm" svg:y="14.898cm">
          <draw:text-box>
            <text:p text:style-name="P6"><text:span text:style-name="T4">taxon</text:span></text:p>
          </draw:text-box>
        </draw:frame>
        <draw:connector draw:style-name="gr7" draw:text-style-name="P8" draw:layer="layout" draw:type="curve" svg:x1="10cm" svg:y1="15cm" svg:x2="7.5cm" svg:y2="17cm" draw:start-shape="id22" draw:start-glue-point="3" draw:end-shape="id9" draw:end-glue-point="1" svg:d="M10000 15000c-1875 0-625 2000-2500 2000" svg:viewBox="0 0 2501 2001">
          <text:p/>
        </draw:connector>
        <draw:frame draw:style-name="gr17" draw:text-style-name="P10" draw:layer="layout" svg:width="1.459cm" svg:height="0.641cm" svg:x="8.639cm" svg:y="14.5cm">
          <draw:text-box>
            <text:p text:style-name="P6"><text:span text:style-name="T4">grplex</text:span></text:p>
          </draw:text-box>
        </draw:frame>
        <draw:connector draw:style-name="gr7" draw:text-style-name="P8" draw:layer="layout" draw:type="curve" draw:line-skew="0.826cm" svg:x1="10cm" svg:y1="16.75cm" svg:x2="6.347cm" svg:y2="22.75cm" draw:start-shape="id20" draw:start-glue-point="3" draw:end-shape="id13" draw:end-glue-point="1" svg:d="M10000 16750c-1500 0 326 6000-3653 6000" svg:viewBox="0 0 3654 6001">
          <text:p/>
        </draw:connector>
        <draw:frame draw:style-name="gr18" draw:text-style-name="P10" draw:layer="layout" svg:width="1.383cm" svg:height="0.641cm" svg:x="8.617cm" svg:y="16.898cm">
          <draw:text-box>
            <text:p text:style-name="P6"><text:span text:style-name="T4">verna</text:span></text:p>
          </draw:text-box>
        </draw:frame>
        <draw:connector draw:style-name="gr7" draw:text-style-name="P8" draw:layer="layout" draw:type="curve" svg:x1="16.955cm" svg:y1="12.75cm" svg:x2="17.5cm" svg:y2="17cm" draw:start-shape="id23" draw:start-glue-point="1" draw:end-shape="id24" draw:end-glue-point="0" svg:d="M16955 12750c364 0 545 1416 545 4250" svg:viewBox="0 0 546 4251">
          <text:p/>
        </draw:connector>
        <draw:frame draw:style-name="gr19" draw:text-style-name="P13" draw:layer="layout" svg:width="1.717cm" svg:height="0.887cm" svg:x="17.283cm" svg:y="12.965cm">
          <draw:text-box>
            <text:p text:style-name="P1"><text:span text:style-name="T7">&lt;a&gt;..&lt;/a&gt;</text:span></text:p>
            <text:p text:style-name="P1"><text:span text:style-name="T8">→</text:span><text:span text:style-name="T7"> </text:span><text:span text:style-name="T7">(xid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custom-shape draw:style-name="gr1" draw:text-style-name="P4" draw:layer="layout" svg:width="4cm" svg:height="2.5cm" svg:x="1.5cm" svg:y="3.5cm">
          <text:p text:style-name="P3"><text:span text:style-name="T3">0 – correct</text:span></text:p>
          <text:p text:style-name="P3"><text:span text:style-name="T3">1 – (am) imprécis</text:span></text:p>
          <text:p text:style-name="P3"><text:span text:style-name="T3">2 – (div) incorrect</text:span></text:p>
          <text:p text:style-name="P3"><text:span text:style-name="T3">3 – (dia) inconnu</text:span></text:p>
          <text:p text:style-name="P3"><text:span text:style-name="T4">4 – (ev) di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.5cm" svg:y="2.5cm">
          <text:p text:style-name="P1"><text:span text:style-name="T1">grplex2.correct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5.5cm" svg:height="8cm" svg:x="6.5cm" svg:y="3.5cm">
          <text:p text:style-name="P3"><text:span text:style-name="T9">1 – supp. taxon</text:span></text:p>
          <text:p text:style-name="P3"><text:span text:style-name="T9">2 – maj. taxon</text:span></text:p>
          <text:p text:style-name="P3"><text:span text:style-name="T9">3 – ajout plante</text:span></text:p>
          <text:p text:style-name="P3"><text:span text:style-name="T9">4 – supp. plante</text:span></text:p>
          <text:p text:style-name="P3"><text:span text:style-name="T9">5 – ajout verna</text:span></text:p>
          <text:p text:style-name="P3"><text:span text:style-name="T9">6 – supp. verna</text:span></text:p>
          <text:p text:style-name="P3"><text:span text:style-name="T9">7 – maj. verna</text:span></text:p>
          <text:p text:style-name="P3"><text:span text:style-name="T9">8 – ajout bib</text:span></text:p>
          <text:p text:style-name="P3"><text:span text:style-name="T9">9 – maj. bib</text:span></text:p>
          <text:p text:style-name="P3"><text:span text:style-name="T9">10 – supp. bib</text:span></text:p>
          <text:p text:style-name="P3"><text:span text:style-name="T9">11 – ins. taxon.</text:span></text:p>
          <text:p text:style-name="P3"><text:span text:style-name="T9">12 – maj. comm. plante</text:span></text:p>
          <text:p text:style-name="P3"><text:span text:style-name="T9">13 – maj. comm. verna2</text:span></text:p>
          <text:p text:style-name="P3"><text:span text:style-name="T9">14 – ajout grplex2</text:span></text:p>
          <text:p text:style-name="P3"><text:span text:style-name="T9">16 – supp. plante-verna2</text:span></text:p>
          <text:p text:style-name="P3"><text:span text:style-name="T9">17 – ajout plante-verna2</text:span></text:p>
          <text:p text:style-name="P3"><text:span text:style-name="T9">18 – maj. etiquette</text:span></text:p>
          <text:p text:style-name="P3"><text:span text:style-name="T9">19 – supp. etiquette</text:span></text:p>
          <text:p text:style-name="P3"><text:span text:style-name="T9">20 – ajout etiquette</text:span></text:p>
          <text:p text:style-name="P3"><text:span text:style-name="T9">21 – maj. correct grplex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cm" svg:x="6.5cm" svg:y="2.5cm">
          <text:p text:style-name="P1"><text:span text:style-name="T1">hist.op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Medium" style:font-family-generic="swiss" style:font-pitch="variable"/>
    <style:font-face style:name="Tahoma1" svg:font-family="Tahoma" style:font-family-generic="swiss" style:font-pitch="variable"/>
    <style:font-face style:name="Bitstream Vera Sans2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ans" fo:font-size="24pt" fo:language="fr" fo:country="FR" style:font-name-asian="Bitstream Vera Sans2" style:font-size-asian="24pt" style:language-asian="fr" style:country-asian="FR" style:font-name-complex="Tahoma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font-name-asian="Bitstream Vera Sans2" style:font-family-asian="'Bitstream Vera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8-05-17T14:30:15</meta:creation-date>
    <dc:date>2008-05-17T16:33:14</dc:date>
    <dc:language>fr-FR</dc:language>
    <meta:editing-cycles>6</meta:editing-cycles>
    <meta:editing-duration>PT2H3M0S</meta:editing-duration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